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f7f5f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</style:style>
    <style:style style:name="P12" style:family="paragraph" style:parent-style-name="Text_20_body" style:list-style-name="L2">
      <style:paragraph-properties fo:text-align="start" style:justify-single-word="false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mart Grid/FiWi co-simulator</text:h>
      <text:p text:style-name="P3"/>
      <text:p text:style-name="P3">Martin Lévesque &lt;<text:a xlink:type="simple" xlink:href="mailto:levesquem@emt.inrs.ca">levesquem@emt.inrs.ca</text:a>&gt;</text:p>
      <text:p text:style-name="P3">INRS</text:p>
      <text:p text:style-name="P3"/>
      <text:p text:style-name="P5">Requirements</text:p>
      <text:p text:style-name="P6"><text:tab/>The co-simulator requires two computers, the first one with Ubuntu/Linux and the second one with Windows 7.</text:p>
      <text:list xml:id="list1069573869" text:style-name="L1">
        <text:list-item>
          <text:p text:style-name="P9">On a Ubuntu/Linux computer:</text:p>
          <text:list>
            <text:list-item>
              <text:p text:style-name="P11"><text:span text:style-name="T1">Omnet++ 4.1, </text:span><text:a xlink:type="simple" xlink:href="http://omnetpp.org/omnetpp/doc_details/2217-omnet-41-source">http://omnetpp.org/omnetpp/doc_details/2217-omnet-41-source</text:a><text:a xlink:type="simple" xlink:href="http://omnetpp.org/omnetpp/doc_details/2217-omnet-41-source--ide-tgz">—ide-tgz</text:a>. (This specific version must be used). Note that, the Omnet part was used on Ubuntu/Linux only (Kernel version: 3.2.0-38). </text:p>
            </text:list-item>
          </text:list>
        </text:list-item>
        <text:list-item>
          <text:p text:style-name="P11">On a Windows computer:</text:p>
          <text:list>
            <text:list-item>
              <text:p text:style-name="P11">To calculate power flow analysises, OpenDSS was used on a Windows 7 machine. OpenDSS: <text:a xlink:type="simple" xlink:href="http://sourceforge.net/projects/electricdss/">http://sourceforge.net/projects/electricdss/</text:a> .</text:p>
            </text:list-item>
            <text:list-item>
              <text:p text:style-name="P11">In order to execute power flow calculations from the Linux machine, an http server was installed on the Window machine. For simplicity, I installed easyPHP: <text:a xlink:type="simple" xlink:href="http://www.easyphp.org/">http://www.easyphp.org/</text:a></text:p>
            </text:list-item>
            <text:list-item>
              <text:p text:style-name="P11">Python 2.6.</text:p>
            </text:list-item>
          </text:list>
        </text:list-item>
      </text:list>
      <text:p text:style-name="P4"/>
      <text:p text:style-name="P4"><text:tab/>The flow of execution is as follows. Omnet++ creates both communications and power events. On demand, when power events occurs, Omnet calls a PHP script (HTTP request) in the Windows machines, then PHP calls a python interface of OpenDSS, OpenDSS calculates the power flow calculation, and finally the results are successively returned back to Python, PHP, and Omnet.</text:p>
      <text:p text:style-name="P4"/>
      <text:p text:style-name="P5">Installation notes</text:p>
      <text:list xml:id="list1657882691" text:style-name="L2">
        <text:list-item>
          <text:p text:style-name="P12">About Omnet:</text:p>
          <text:list>
            <text:list-item>
              <text:p text:style-name="P12">First, launch Omnet. Then, import FiWi, inetmanet, and Vlan projects. Note that the FiWi project must “references” to the inetmanet and Vlan projects. Then, compile all projects.</text:p>
            </text:list-item>
            <text:list-item>
              <text:p text:style-name="P12">To run simulations, etc., refer to tutorials: <text:a xlink:type="simple" xlink:href="http://www.omnetpp.org/documentation">http://www.omnetpp.org/documentation</text:a></text:p>
            </text:list-item>
          </text:list>
        </text:list-item>
        <text:list-item>
          <text:p text:style-name="P12">About the PHP script:</text:p>
          <text:list>
            <text:list-item>
              <text:p text:style-name="P12">Make sure to place the PHP script in the “www” folder in the easyphp directory.</text:p>
            </text:list-item>
          </text:list>
        </text:list-item>
        <text:list-item>
          <text:p text:style-name="P12">Files to be installed on the Windows machine are included in backupOpenDSS.rar.</text:p>
        </text:list-item>
      </text:list>
      <text:p text:style-name="P4"/>
      <text:p text:style-name="P5">Notes/comments</text:p>
      <text:list xml:id="list1338339048" text:style-name="L3">
        <text:list-item>
          <text:p text:style-name="P10">Note that this is an “experimental” simulator. Feel free to extend/modify it to your own work.</text:p>
        </text:list-item>
        <text:list-item>
          <text:p text:style-name="P10"><text:soft-page-break/>The main “smart grid application” files are in /FiWi/src/common/FiWiTrafGen and /FiWi/src/PowerSystem.</text:p>
        </text:list-item>
        <text:list-item>
          <text:p text:style-name="P10">The power system is a distribution grid of 342 customer households according to standard IEEE 13-Node.</text:p>
        </text:list-item>
        <text:list-item>
          <text:p text:style-name="P10">The PON network was simplified and optimized for my own work.</text:p>
        </text:list-item>
        <text:list-item>
          <text:p text:style-name="P10">The wireless network can be used to simulate IEEE 802.11b/g/n/ac/e with frame aggregation techniques, virtual collision (11e), etc. Note that the radio layer was simplified for my own work, too, since my work is on the MAC (DCF/EDCA) layer.</text:p>
        </text:list-item>
        <text:list-item>
          <text:p text:style-name="P10">It would be more interesting/simple to run both power sys. and communications systems on a single machine, for example by modelling the power system with MATLAB on Linux.</text:p>
        </text:list-item>
      </text:list>
      <text:p text:style-name="P6"/>
      <text:p text:style-name="P1">This program is free software: you can redistribute it and/or modify</text:p>
      <text:p text:style-name="P2">it under the terms of the GNU Lesser General Public License as published by</text:p>
      <text:p text:style-name="P2">the Free Software Foundation, either version 3 of the License, or</text:p>
      <text:p text:style-name="P2">(at your option) any later version.</text:p>
      <text:p text:style-name="P2"/>
      <text:p text:style-name="P2">This program is distributed in the hope that it will be useful,</text:p>
      <text:p text:style-name="P2">but WITHOUT ANY WARRANTY; without even the implied warranty of</text:p>
      <text:p text:style-name="P2">MERCHANTABILITY or FITNESS FOR A PARTICULAR PURPOSE. <text:s/>See the</text:p>
      <text:p text:style-name="P2">GNU Lesser General Public License for more details.</text:p>
      <text:p text:style-name="P2"/>
      <text:p text:style-name="P2">You should have received a copy of the GNU Lesser General Public License</text:p>
      <text:p text:style-name="P2">along with this program. <text:s/>If not, see http://www.gnu.org/licenses/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3-08T11:33:45</meta:creation-date>
    <dc:date>2013-03-08T20:53:32</dc:date>
    <dc:creator>Martin </dc:creator>
    <meta:editing-duration>PT1H31M3S</meta:editing-duration>
    <meta:editing-cycles>26</meta:editing-cycles>
    <meta:generator>LibreOffice/3.5$Linux_x86 LibreOffice_project/350m1$Build-2</meta:generator>
    <meta:document-statistic meta:table-count="0" meta:image-count="0" meta:object-count="0" meta:page-count="2" meta:paragraph-count="36" meta:word-count="469" meta:character-count="3024" meta:non-whitespace-character-count="2604"/>
  </office:meta>
</office:document-meta>
</file>